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2"/>
    <style:style style:name="ce10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71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8">
            <text:p>9</text:p>
          </table:table-cell>
          <table:table-cell office:value-type="float" office:value="73" table:style-name="ce8">
            <text:p>73</text:p>
          </table:table-cell>
          <table:table-cell office:value-type="float" office:value="283" table:style-name="ce8">
            <text:p>283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3333333333333335" table:formula="of:=([.C2]-[.B2])/([.E2]-[.D2])" table:style-name="ce4">
            <text:p>2.33</text:p>
          </table:table-cell>
          <table:table-cell office:value-type="float" office:value="306" table:style-name="ce5">
            <text:p>306</text:p>
          </table:table-cell>
          <table:table-cell office:value-type="float" office:value="99.857142857142847" table:formula="of:=([.G2]-[.B2])/[.F2]+[.D2]" table:style-name="ce6">
            <text:p>99.86</text:p>
          </table:table-cell>
          <table:table-cell office:value-type="float" office:value="113.5" table:formula="of:=(-[.$B$15]*[.F2])+[.G2]" table:style-name="ce4">
            <text:p>113.50</text:p>
          </table:table-cell>
          <table:table-cell office:value-type="float" office:value="498.5" table:formula="of:=([.$B$15]*[.F2])+[.G2]" table:style-name="ce4">
            <text:p>498.50</text:p>
          </table:table-cell>
          <table:table-cell office:value-type="float" office:value="385" table:formula="of:=ABS([.J2]-[.I2])" table:style-name="ce7">
            <text:p>385.0</text:p>
          </table:table-cell>
          <table:table-cell office:value-type="float" office:value="1" table:formula="of:=SIGN([.F2])" table:style-name="ce5">
            <text:p>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float" office:value="384" table:style-name="ce8">
            <text:p>384</text:p>
          </table:table-cell>
          <table:table-cell office:value-type="float" office:value="162" table:style-name="ce8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4666666666666668" table:formula="of:=([.C3]-[.B3])/([.E3]-[.D3])" table:style-name="ce4">
            <text:p>2.47</text:p>
          </table:table-cell>
          <table:table-cell office:value-type="float" office:value="306" table:style-name="ce5">
            <text:p>306</text:p>
          </table:table-cell>
          <table:table-cell office:value-type="float" office:value="-31.621621621621621" table:formula="of:=([.G3]-[.B3])/[.F3]+[.D3]" table:style-name="ce6">
            <text:p>-31.62</text:p>
          </table:table-cell>
          <table:table-cell office:value-type="float" office:value="102.5" table:formula="of:=(-[.$B$15]*[.F3])+[.G3]" table:style-name="ce4">
            <text:p>102.50</text:p>
          </table:table-cell>
          <table:table-cell office:value-type="float" office:value="509.5" table:formula="of:=([.$B$15]*[.F3])+[.G3]" table:style-name="ce4">
            <text:p>509.50</text:p>
          </table:table-cell>
          <table:table-cell office:value-type="float" office:value="407" table:formula="of:=ABS([.J3]-[.I3])" table:style-name="ce7">
            <text:p>407.0</text:p>
          </table:table-cell>
          <table:table-cell office:value-type="float" office:value="1" table:formula="of:=SIGN([.F3])" table:style-name="ce5">
            <text:p>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float" office:value="310" table:style-name="ce8">
            <text:p>310</text:p>
          </table:table-cell>
          <table:table-cell office:value-type="float" office:value="418" table:style-name="ce8">
            <text:p>418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4" table:formula="of:=([.C4]-[.B4])/([.E4]-[.D4])" table:style-name="ce4">
            <text:p>-2.40</text:p>
          </table:table-cell>
          <table:table-cell office:value-type="float" office:value="306" table:style-name="ce5">
            <text:p>306</text:p>
          </table:table-cell>
          <table:table-cell office:value-type="float" office:value="1.6666666666666667" table:formula="of:=([.G4]-[.B4])/[.F4]+[.D4]" table:style-name="ce6">
            <text:p>1.67</text:p>
          </table:table-cell>
          <table:table-cell office:value-type="float" office:value="504" table:formula="of:=(-[.$B$15]*[.F4])+[.G4]" table:style-name="ce4">
            <text:p>504.00</text:p>
          </table:table-cell>
          <table:table-cell office:value-type="float" office:value="108" table:formula="of:=([.$B$15]*[.F4])+[.G4]" table:style-name="ce4">
            <text:p>108.00</text:p>
          </table:table-cell>
          <table:table-cell office:value-type="float" office:value="396" table:formula="of:=ABS([.J4]-[.I4])" table:style-name="ce7">
            <text:p>396.0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float" office:value="93" table:style-name="ce8">
            <text:p>93</text:p>
          </table:table-cell>
          <table:table-cell office:value-type="float" office:value="294" table:style-name="ce8">
            <text:p>294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2333333333333334" table:formula="of:=([.C5]-[.B5])/([.E5]-[.D5])" table:style-name="ce4">
            <text:p>2.23</text:p>
          </table:table-cell>
          <table:table-cell office:value-type="float" office:value="306" table:style-name="ce5">
            <text:p>306</text:p>
          </table:table-cell>
          <table:table-cell office:value-type="float" office:value="95.373134328358205" table:formula="of:=([.G5]-[.B5])/[.F5]+[.D5]" table:style-name="ce6">
            <text:p>95.37</text:p>
          </table:table-cell>
          <table:table-cell office:value-type="float" office:value="121.75" table:formula="of:=(-[.$B$15]*[.F5])+[.G5]" table:style-name="ce4">
            <text:p>121.75</text:p>
          </table:table-cell>
          <table:table-cell office:value-type="float" office:value="490.25" table:formula="of:=([.$B$15]*[.F5])+[.G5]" table:style-name="ce4">
            <text:p>490.25</text:p>
          </table:table-cell>
          <table:table-cell office:value-type="float" office:value="368.5" table:formula="of:=ABS([.J5]-[.I5])" table:style-name="ce7">
            <text:p>368.5</text:p>
          </table:table-cell>
          <table:table-cell office:value-type="float" office:value="1" table:formula="of:=SIGN([.F5])" table:style-name="ce5">
            <text:p>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float" office:value="184" table:style-name="ce8">
            <text:p>184</text:p>
          </table:table-cell>
          <table:table-cell office:value-type="float" office:value="392" table:style-name="ce8">
            <text:p>392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111111111111109" table:formula="of:=([.C6]-[.B6])/([.E6]-[.D6])" table:style-name="ce4">
            <text:p>2.31</text:p>
          </table:table-cell>
          <table:table-cell office:value-type="float" office:value="306" table:style-name="ce5">
            <text:p>306</text:p>
          </table:table-cell>
          <table:table-cell office:value-type="float" office:value="-37.21153846153846" table:formula="of:=([.G6]-[.B6])/[.F6]+[.D6]" table:style-name="ce6">
            <text:p>-37.21</text:p>
          </table:table-cell>
          <table:table-cell office:value-type="float" office:value="115.33333333333334" table:formula="of:=(-[.$B$15]*[.F6])+[.G6]" table:style-name="ce4">
            <text:p>115.33</text:p>
          </table:table-cell>
          <table:table-cell office:value-type="float" office:value="496.66666666666663" table:formula="of:=([.$B$15]*[.F6])+[.G6]" table:style-name="ce4">
            <text:p>496.67</text:p>
          </table:table-cell>
          <table:table-cell office:value-type="float" office:value="381.33333333333326" table:formula="of:=ABS([.J6]-[.I6])" table:style-name="ce7">
            <text:p>381.3</text:p>
          </table:table-cell>
          <table:table-cell office:value-type="float" office:value="1" table:formula="of:=SIGN([.F6])" table:style-name="ce5">
            <text:p>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204" table:style-name="ce8">
            <text:p>204</text:p>
          </table:table-cell>
          <table:table-cell office:value-type="float" office:value="314" table:style-name="ce8">
            <text:p>314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4444444444444446" table:formula="of:=([.C7]-[.B7])/([.E7]-[.D7])" table:style-name="ce4">
            <text:p>2.44</text:p>
          </table:table-cell>
          <table:table-cell office:value-type="float" office:value="306" table:style-name="ce5">
            <text:p>306</text:p>
          </table:table-cell>
          <table:table-cell office:value-type="float" office:value="-3.2727272727272734" table:formula="of:=([.G7]-[.B7])/[.F7]+[.D7]" table:style-name="ce6">
            <text:p>-3.27</text:p>
          </table:table-cell>
          <table:table-cell office:value-type="float" office:value="104.33333333333331" table:formula="of:=(-[.$B$15]*[.F7])+[.G7]" table:style-name="ce4">
            <text:p>104.33</text:p>
          </table:table-cell>
          <table:table-cell office:value-type="float" office:value="507.66666666666669" table:formula="of:=([.$B$15]*[.F7])+[.G7]" table:style-name="ce4">
            <text:p>507.67</text:p>
          </table:table-cell>
          <table:table-cell office:value-type="float" office:value="403.33333333333337" table:formula="of:=ABS([.J7]-[.I7])" table:style-name="ce7">
            <text:p>403.3</text:p>
          </table:table-cell>
          <table:table-cell office:value-type="float" office:value="1" table:formula="of:=SIGN([.F7])" table:style-name="ce5">
            <text:p>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float" office:value="312" table:style-name="ce8">
            <text:p>312</text:p>
          </table:table-cell>
          <table:table-cell office:value-type="float" office:value="516" table:style-name="ce8">
            <text:p>516</text:p>
          </table:table-cell>
          <table:table-cell office:value-type="float" office:value="-90" table:style-name="ce8">
            <text:p>-90</text:p>
          </table:table-cell>
          <table:table-cell office:value-type="float" office:value="0" table:style-name="ce8">
            <text:p>0</text:p>
          </table:table-cell>
          <table:table-cell office:value-type="float" office:value="2.2666666666666666" table:formula="of:=([.C8]-[.B8])/([.E8]-[.D8])" table:style-name="ce9">
            <text:p>2.27</text:p>
          </table:table-cell>
          <table:table-cell office:value-type="float" office:value="306" table:style-name="ce5">
            <text:p>306</text:p>
          </table:table-cell>
          <table:table-cell office:value-type="float" office:value="-92.647058823529406" table:formula="of:=([.G8]-[.B8])/[.F8]+[.D8]" table:style-name="ce6">
            <text:p>-92.65</text:p>
          </table:table-cell>
          <table:table-cell office:value-type="float" office:value="119" table:formula="of:=(-[.$B$15]*[.F8])+[.G8]" table:style-name="ce9">
            <text:p>119.00</text:p>
          </table:table-cell>
          <table:table-cell office:value-type="float" office:value="493" table:formula="of:=([.$B$15]*[.F8])+[.G8]" table:style-name="ce9">
            <text:p>493.00</text:p>
          </table:table-cell>
          <table:table-cell office:value-type="float" office:value="374" table:formula="of:=ABS([.J8]-[.I8])" table:style-name="ce7">
            <text:p>374.0</text:p>
          </table:table-cell>
          <table:table-cell office:value-type="float" office:value="1" table:formula="of:=SIGN([.F8])" table:style-name="ce5">
            <text:p>1</text:p>
          </table:table-cell>
          <table:table-cell office:value-type="string" table:style-name="ce8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83" table:style-name="ce8">
            <text:p>83</text:p>
          </table:table-cell>
          <table:table-cell office:value-type="float" office:value="303" table:style-name="ce8">
            <text:p>303</text:p>
          </table:table-cell>
          <table:table-cell office:value-type="float" office:value="0" table:style-name="ce8">
            <text:p>0</text:p>
          </table:table-cell>
          <table:table-cell office:value-type="float" office:value="90" table:style-name="ce8">
            <text:p>90</text:p>
          </table:table-cell>
          <table:table-cell office:value-type="float" office:value="2.4444444444444446" table:formula="of:=([.C9]-[.B9])/([.E9]-[.D9])" table:style-name="ce9">
            <text:p>2.44</text:p>
          </table:table-cell>
          <table:table-cell office:value-type="float" office:value="306" table:style-name="ce5">
            <text:p>306</text:p>
          </table:table-cell>
          <table:table-cell office:value-type="float" office:value="91.22727272727272" table:formula="of:=([.G9]-[.B9])/[.F9]+[.D9]" table:style-name="ce6">
            <text:p>91.23</text:p>
          </table:table-cell>
          <table:table-cell office:value-type="float" office:value="104.33333333333331" table:formula="of:=(-[.$B$15]*[.F9])+[.G9]" table:style-name="ce9">
            <text:p>104.33</text:p>
          </table:table-cell>
          <table:table-cell office:value-type="float" office:value="507.66666666666669" table:formula="of:=([.$B$15]*[.F9])+[.G9]" table:style-name="ce9">
            <text:p>507.67</text:p>
          </table:table-cell>
          <table:table-cell office:value-type="float" office:value="403.33333333333337" table:formula="of:=ABS([.J9]-[.I9])" table:style-name="ce7">
            <text:p>403.3</text:p>
          </table:table-cell>
          <table:table-cell office:value-type="float" office:value="1" table:formula="of:=SIGN([.F9])" table:style-name="ce8">
            <text:p>1</text:p>
          </table:table-cell>
          <table:table-cell office:value-type="string" table:style-name="ce8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float" office:value="290" table:style-name="ce8">
            <text:p>290</text:p>
          </table:table-cell>
          <table:table-cell office:value-type="float" office:value="390" table:style-name="ce8">
            <text:p>390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2222222222222223" table:formula="of:=([.C10]-[.B10])/([.E10]-[.D10])" table:style-name="ce4">
            <text:p>-2.22</text:p>
          </table:table-cell>
          <table:table-cell office:value-type="float" office:value="306" table:style-name="ce5">
            <text:p>306</text:p>
          </table:table-cell>
          <table:table-cell office:value-type="float" office:value="-7.1999999999999993" table:formula="of:=([.G10]-[.B10])/[.F10]+[.D10]" table:style-name="ce6">
            <text:p>-7.20</text:p>
          </table:table-cell>
          <table:table-cell office:value-type="float" office:value="489.33333333333337" table:formula="of:=(-[.$B$15]*[.F10])+[.G10]" table:style-name="ce4">
            <text:p>489.33</text:p>
          </table:table-cell>
          <table:table-cell office:value-type="float" office:value="122.66666666666666" table:formula="of:=([.$B$15]*[.F10])+[.G10]" table:style-name="ce4">
            <text:p>122.67</text:p>
          </table:table-cell>
          <table:table-cell office:value-type="float" office:value="366.66666666666674" table:formula="of:=ABS([.J10]-[.I10])" table:style-name="ce7">
            <text:p>366.7</text:p>
          </table:table-cell>
          <table:table-cell office:value-type="float" office:value="-1" table:formula="of:=SIGN([.F10])" table:style-name="ce5">
            <text:p>-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8">
            <text:p>12</text:p>
          </table:table-cell>
          <table:table-cell office:value-type="float" office:value="300" table:style-name="ce8">
            <text:p>300</text:p>
          </table:table-cell>
          <table:table-cell office:value-type="float" office:value="510" table:style-name="ce8">
            <text:p>510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333333333333335" table:formula="of:=([.C11]-[.B11])/([.E11]-[.D11])" table:style-name="ce4">
            <text:p>2.33</text:p>
          </table:table-cell>
          <table:table-cell office:value-type="float" office:value="306" table:style-name="ce5">
            <text:p>306</text:p>
          </table:table-cell>
          <table:table-cell office:value-type="float" office:value="-87.428571428571431" table:formula="of:=([.G11]-[.B11])/[.F11]+[.D11]" table:style-name="ce6">
            <text:p>-87.43</text:p>
          </table:table-cell>
          <table:table-cell office:value-type="float" office:value="113.5" table:formula="of:=(-[.$B$15]*[.F11])+[.G11]" table:style-name="ce4">
            <text:p>113.50</text:p>
          </table:table-cell>
          <table:table-cell office:value-type="float" office:value="498.5" table:formula="of:=([.$B$15]*[.F11])+[.G11]" table:style-name="ce4">
            <text:p>498.50</text:p>
          </table:table-cell>
          <table:table-cell office:value-type="float" office:value="385" table:formula="of:=ABS([.J11]-[.I11])" table:style-name="ce7">
            <text:p>385.0</text:p>
          </table:table-cell>
          <table:table-cell office:value-type="float" office:value="1" table:formula="of:=SIGN([.F11])" table:style-name="ce5">
            <text:p>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float" office:value="216" table:style-name="ce8">
            <text:p>216</text:p>
          </table:table-cell>
          <table:table-cell office:value-type="float" office:value="428" table:style-name="ce8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3555555555555556" table:formula="of:=([.C12]-[.B12])/([.E12]-[.D12])" table:style-name="ce4">
            <text:p>2.36</text:p>
          </table:table-cell>
          <table:table-cell office:value-type="float" office:value="306" table:style-name="ce5">
            <text:p>306</text:p>
          </table:table-cell>
          <table:table-cell office:value-type="float" office:value="38.20754716981132" table:formula="of:=([.G12]-[.B12])/[.F12]+[.D12]" table:style-name="ce6">
            <text:p>38.21</text:p>
          </table:table-cell>
          <table:table-cell office:value-type="float" office:value="111.66666666666666" table:formula="of:=(-[.$B$15]*[.F12])+[.G12]" table:style-name="ce4">
            <text:p>111.67</text:p>
          </table:table-cell>
          <table:table-cell office:value-type="float" office:value="500.33333333333337" table:formula="of:=([.$B$15]*[.F12])+[.G12]" table:style-name="ce4">
            <text:p>500.33</text:p>
          </table:table-cell>
          <table:table-cell office:value-type="float" office:value="388.66666666666674" table:formula="of:=ABS([.J12]-[.I12])" table:style-name="ce7">
            <text:p>388.7</text:p>
          </table:table-cell>
          <table:table-cell office:value-type="float" office:value="1" table:formula="of:=SIGN([.F12])" table:style-name="ce5">
            <text:p>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float" office:value="83" table:style-name="ce8">
            <text:p>83</text:p>
          </table:table-cell>
          <table:table-cell office:value-type="float" office:value="295" table:style-name="ce8">
            <text:p>295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555555555555556" table:formula="of:=([.C13]-[.B13])/([.E13]-[.D13])" table:style-name="ce4">
            <text:p>2.36</text:p>
          </table:table-cell>
          <table:table-cell office:value-type="float" office:value="306" table:style-name="ce5">
            <text:p>306</text:p>
          </table:table-cell>
          <table:table-cell office:value-type="float" office:value="4.6698113207547181" table:formula="of:=([.G13]-[.B13])/[.F13]+[.D13]" table:style-name="ce6">
            <text:p>4.67</text:p>
          </table:table-cell>
          <table:table-cell office:value-type="float" office:value="111.66666666666666" table:formula="of:=(-[.$B$15]*[.F13])+[.G13]" table:style-name="ce4">
            <text:p>111.67</text:p>
          </table:table-cell>
          <table:table-cell office:value-type="float" office:value="500.33333333333337" table:formula="of:=([.$B$15]*[.F13])+[.G13]" table:style-name="ce4">
            <text:p>500.33</text:p>
          </table:table-cell>
          <table:table-cell office:value-type="float" office:value="388.66666666666674" table:formula="of:=ABS([.J13]-[.I13])" table:style-name="ce7">
            <text:p>388.7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0">
            <text:p>Max Permissible Servo Angle, deg</text:p>
          </table:table-cell>
          <table:table-cell office:value-type="float" office:value="82.5" table:style-name="ce1">
            <text:p>82.5</text:p>
          </table:table-cell>
          <table:table-cell table:number-columns-repeated="16382" table:style-name="ce1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07</meta:generator>
    <dc:title/>
    <dc:description/>
    <dc:subject/>
    <meta:initial-creator/>
    <dc:creator>Guna Ramanujam</dc:creator>
    <meta:creation-date>2020-07-06T22:20:11Z</meta:creation-date>
    <dc:date>2020-11-12T17:39:08Z</dc:date>
    <meta:editing-cycles>2</meta:editing-cycles>
  </office:meta>
</office:document-meta>
</file>